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style="normal" style:text-underline-style="none" fo:font-weight="normal" style:font-style-asian="normal" style:font-weight-asian="normal" style:font-style-complex="normal" style:font-weight-complex="normal"/>
    </style:style>
    <style:style style:name="P3" style:family="paragraph" style:parent-style-name="Standard">
      <style:text-properties officeooo:rsid="0008ce0a" officeooo:paragraph-rsid="0008ce0a"/>
    </style:style>
    <style:style style:name="P4" style:family="paragraph" style:parent-style-name="Standard">
      <style:text-properties fo:font-style="normal" style:text-underline-style="none" fo:font-weight="normal" officeooo:rsid="0008ce0a" officeooo:paragraph-rsid="0008ce0a" style:font-style-asian="normal" style:font-weight-asian="normal" style:font-style-complex="normal" style:font-weight-complex="normal"/>
    </style:style>
    <style:style style:name="P5" style:family="paragraph" style:parent-style-name="Standard">
      <style:text-properties fo:font-style="normal" style:text-underline-style="none" fo:font-weight="normal" officeooo:paragraph-rsid="0008ce0a" style:font-style-asian="normal" style:font-weight-asian="normal" style:font-style-complex="normal" style:font-weight-complex="normal"/>
    </style:style>
    <style:style style:name="T1" style:family="text">
      <style:text-properties officeooo:rsid="0008ce0a"/>
    </style:style>
    <style:style style:name="T2" style:family="text">
      <style:text-properties officeooo:rsid="00096762"/>
    </style:style>
    <style:style style:name="T3" style:family="text">
      <style:text-properties officeooo:rsid="00099c9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Standard"/>
      <text:p text:style-name="P1">Genotype</text:p>
      <text:p text:style-name="P1"/>
      <text:p text:style-name="P2"/>
      <text:p text:style-name="P2">The notion of gender is continuously evolving. <text:span text:style-name="T2">W</text:span>hat started as a clear product of our biological sex is now considered to be constructed <text:span text:style-name="T3">and performed</text:span> by society.</text:p>
      <text:p text:style-name="P2">This realization <text:span text:style-name="T1">has led to greate termoil</text:span> within society, as people contest over <text:span text:style-name="T1">existing</text:span> definitions of gender and their relation to biology. <text:span text:style-name="T1">A growing number of transgender individuals feel that their gender identity does not match the one that is implicity assigned to them on the basis of their biology and struggle to change it.</text:span></text:p>
      <text:p text:style-name="P2">We <text:span text:style-name="T1">would like to speculate on a reality that is</text:span> completely rid of gender associations and revert<text:span text:style-name="T1">s back </text:span>to our absolute and non-deniable biological nature. <text:span text:style-name="T1">Would gender identity be an issue in a society that does not refer to gender in its discourse? </text:span></text:p>
      <text:p text:style-name="P5">Genotype is a digital font that instantly replaces any words that are associated with gender <text:span text:style-name="T1">(Such as man,woman, father, mother etc.)</text:span> with clear biological definitions - <text:span text:style-name="T3">o</text:span>ur genetic definitions of <text:span text:style-name="T3">t</text:span>he X and Y <text:span text:style-name="T3">sex </text:span>chromosomes.</text:p>
      <text:p text:style-name="P5">With Genotype, anyone can apply the font on his computer, experience the genderless web <text:span text:style-name="T1">and speculate on a society that exists without any gender categorizations.</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7T13:51:39</meta:creation-date>
    <dc:date>2016-09-03T17:31:23.705143912</dc:date>
    <meta:editing-duration>PT17M37S</meta:editing-duration>
    <meta:editing-cycles>4</meta:editing-cycles>
    <meta:generator>LibreOffice/5.1.2.2.0$Linux_X86_64 LibreOffice_project/10m0$Build-2</meta:generator>
    <meta:document-statistic meta:table-count="0" meta:image-count="0" meta:object-count="0" meta:page-count="1" meta:paragraph-count="6" meta:word-count="187" meta:character-count="1141" meta:non-whitespace-character-count="959"/>
  </office:meta>
</office:document-meta>
</file>